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Table1" style:family="table">
      <style:table-properties style:width="19.011cm" fo:margin-left="-0.007cm" fo:margin-top="0cm" fo:margin-bottom="0cm" table:align="left" style:writing-mode="lr-tb"/>
    </style:style>
    <style:style style:name="Table1.A" style:family="table-column">
      <style:table-column-properties style:column-width="9.208cm"/>
    </style:style>
    <style:style style:name="Table1.B" style:family="table-column">
      <style:table-column-properties style:column-width="9.804cm"/>
    </style:style>
    <style:style style:name="Table1.1" style:family="table-row">
      <style:table-row-properties style:min-row-height="0.695cm" fo:keep-together="auto"/>
    </style:style>
    <style:style style:name="Table1.A1" style:family="table-cell">
      <style:table-cell-properties style:vertical-align="middle" fo:padding-left="0.012cm" fo:padding-right="0.012cm" fo:padding-top="0cm" fo:padding-bottom="0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-left="0.012cm" fo:padding-right="0.012cm" fo:padding-top="0cm" fo:padding-bottom="0cm" fo:border="0.05pt solid #000000"/>
    </style:style>
    <style:style style:name="Table1.2" style:family="table-row">
      <style:table-row-properties style:min-row-height="0.711cm" fo:keep-together="auto"/>
    </style:style>
    <style:style style:name="Table1.A2" style:family="table-cell">
      <style:table-cell-properties style:vertical-align="middle" fo:padding-left="0.012cm" fo:padding-right="0.012cm" fo:padding-top="0cm" fo:padding-bottom="0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-left="0.012cm" fo:padding-right="0.012cm" fo:padding-top="0cm" fo:padding-bottom="0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94cm" fo:keep-together="auto"/>
    </style:style>
    <style:style style:name="Table4" style:family="table">
      <style:table-properties style:width="19.024cm" fo:margin-left="-0.007cm" table:align="left" fo:background-color="transparent" style:writing-mode="lr-tb">
        <style:background-image/>
      </style:table-properties>
    </style:style>
    <style:style style:name="Table4.A" style:family="table-column">
      <style:table-column-properties style:column-width="3.122cm"/>
    </style:style>
    <style:style style:name="Table4.B" style:family="table-column">
      <style:table-column-properties style:column-width="6.814cm"/>
    </style:style>
    <style:style style:name="Table4.C" style:family="table-column">
      <style:table-column-properties style:column-width="2.685cm"/>
    </style:style>
    <style:style style:name="Table4.D" style:family="table-column">
      <style:table-column-properties style:column-width="3.307cm"/>
    </style:style>
    <style:style style:name="Table4.E" style:family="table-column">
      <style:table-column-properties style:column-width="3.096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24cm" fo:margin-left="-0.007cm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3.122cm"/>
    </style:style>
    <style:style style:name="Table2.B" style:family="table-column">
      <style:table-column-properties style:column-width="1.496cm"/>
    </style:style>
    <style:style style:name="Table2.C" style:family="table-column">
      <style:table-column-properties style:column-width="2.408cm"/>
    </style:style>
    <style:style style:name="Table2.D" style:family="table-column">
      <style:table-column-properties style:column-width="2.896cm"/>
    </style:style>
    <style:style style:name="Table2.E" style:family="table-column">
      <style:table-column-properties style:column-width="2.699cm"/>
    </style:style>
    <style:style style:name="Table2.F" style:family="table-column">
      <style:table-column-properties style:column-width="3.307cm"/>
    </style:style>
    <style:style style:name="Table2.G" style:family="table-column">
      <style:table-column-properties style:column-width="3.096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9.001cm" table:align="margins" style:writing-mode="lr-tb"/>
    </style:style>
    <style:style style:name="表格1.A" style:family="table-column">
      <style:table-column-properties style:column-width="19.001cm" style:rel-column-width="65535*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011cm" fo:margin-bottom="0cm" style:contextual-spacing="false"/>
      <style:text-properties style:font-name="微軟正黑體" fo:font-size="9pt" style:font-name-asian="微軟正黑體" style:font-size-asian="9pt"/>
    </style:style>
    <style:style style:name="P2" style:family="paragraph" style:parent-style-name="Table_20_Contents">
      <style:text-properties style:font-name="微軟正黑體" fo:font-size="9pt" style:font-name-asian="微軟正黑體" style:font-size-asian="9pt" style:font-size-complex="9pt"/>
    </style:style>
    <style:style style:name="P3" style:family="paragraph" style:parent-style-name="Table_20_Contents">
      <loext:graphic-properties draw:fill-gradient-name="gradient" draw:fill-hatch-name="hatch"/>
      <style:paragraph-properties fo:margin-left="0cm" fo:margin-right="0cm" fo:text-indent="0cm" style:auto-text-indent="false"/>
      <style:text-properties style:font-name="微軟正黑體" fo:font-size="9pt" style:font-name-asian="微軟正黑體" style:font-size-asian="9pt" style:font-size-complex="9pt"/>
    </style:style>
    <style:style style:name="P4" style:family="paragraph" style:parent-style-name="Table_20_Paragraph">
      <loext:graphic-properties draw:fill-gradient-name="gradient" draw:fill-hatch-name="hatch"/>
      <style:paragraph-properties fo:margin-left="0.064cm" fo:margin-right="0cm" fo:margin-top="0cm" fo:margin-bottom="0cm" style:contextual-spacing="false" fo:orphans="0" fo:widows="0" fo:text-indent="0cm" style:auto-text-indent="false"/>
      <style:text-properties style:font-name="微軟正黑體" fo:font-size="9pt" style:font-name-asian="微軟正黑體" style:font-size-asian="9pt" style:font-size-complex="9pt"/>
    </style:style>
    <style:style style:name="P5" style:family="paragraph" style:parent-style-name="Table_20_Paragraph">
      <loext:graphic-properties draw:fill-gradient-name="gradient" draw:fill-hatch-name="hatch"/>
      <style:paragraph-properties fo:margin-top="0cm" fo:margin-bottom="0cm" style:contextual-spacing="false" fo:orphans="0" fo:widows="0"/>
      <style:text-properties style:font-name="微軟正黑體" fo:font-size="9pt" style:font-name-asian="微軟正黑體" style:font-size-asian="9pt" style:font-size-complex="9pt"/>
    </style:style>
    <style:style style:name="P6" style:family="paragraph" style:parent-style-name="Table_20_Paragraph">
      <style:paragraph-properties fo:margin-left="0cm" fo:margin-right="0cm" fo:line-height="0.54cm" fo:text-align="center" style:justify-single-word="false" fo:orphans="0" fo:widows="0" fo:text-indent="0cm" style:auto-text-indent="false"/>
      <style:text-properties style:font-name="微軟正黑體" fo:font-size="9pt" officeooo:paragraph-rsid="001ebf95" style:font-name-asian="微軟正黑體" style:font-size-asian="9pt" style:font-size-complex="9pt"/>
    </style:style>
    <style:style style:name="P7" style:family="paragraph" style:parent-style-name="Table_20_Paragraph">
      <loext:graphic-properties draw:fill-gradient-name="gradient" draw:fill-hatch-name="hatch"/>
      <style:paragraph-properties fo:margin-left="0cm" fo:margin-right="0cm" fo:line-height="0.54cm" fo:text-align="center" style:justify-single-word="false" fo:orphans="0" fo:widows="0" fo:text-indent="0cm" style:auto-text-indent="false"/>
      <style:text-properties style:font-name="微軟正黑體" fo:font-size="9pt" officeooo:paragraph-rsid="001ebf95" style:font-name-asian="微軟正黑體" style:font-size-asian="9pt" style:font-size-complex="9pt"/>
    </style:style>
    <style:style style:name="P8" style:family="paragraph" style:parent-style-name="Table_20_Paragraph">
      <loext:graphic-properties draw:fill="none"/>
      <style:paragraph-properties fo:margin-left="0cm" fo:margin-right="0cm" fo:margin-top="0cm" fo:margin-bottom="0cm" style:contextual-spacing="false" fo:line-height="0.54cm" fo:text-align="center" style:justify-single-word="false" fo:orphans="0" fo:widows="0" fo:text-indent="0cm" style:auto-text-indent="false" fo:background-color="transparent" style:writing-mode="lr-tb"/>
      <style:text-properties style:font-name="微軟正黑體" fo:font-size="9pt" officeooo:paragraph-rsid="001ebf95" style:font-name-asian="微軟正黑體" style:font-size-asian="9pt" style:font-size-complex="9pt"/>
    </style:style>
    <style:style style:name="P9" style:family="paragraph" style:parent-style-name="Table_20_Paragraph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54cm" fo:text-align="center" style:justify-single-word="false" fo:orphans="0" fo:widows="0" fo:text-indent="0cm" style:auto-text-indent="false" fo:background-color="transparent" style:writing-mode="lr-tb"/>
      <style:text-properties style:font-name="微軟正黑體" fo:font-size="9pt" officeooo:paragraph-rsid="001ebf95" style:font-name-asian="微軟正黑體" style:font-size-asian="9pt" style:font-size-complex="9pt"/>
    </style:style>
    <style:style style:name="P10" style:family="paragraph" style:parent-style-name="Table_20_Paragraph">
      <loext:graphic-properties draw:fill="none"/>
      <style:paragraph-properties fo:margin-left="0cm" fo:margin-right="0cm" fo:margin-top="0cm" fo:margin-bottom="0cm" style:contextual-spacing="false" fo:line-height="0.54cm" fo:text-align="center" style:justify-single-word="false" fo:orphans="0" fo:widows="0" fo:text-indent="0cm" style:auto-text-indent="false" fo:background-color="transparent" style:writing-mode="lr-tb">
        <style:tab-stops/>
      </style:paragraph-properties>
      <style:text-properties style:font-name="微軟正黑體" fo:font-size="9pt" officeooo:paragraph-rsid="001ebf95" style:font-name-asian="微軟正黑體" style:font-size-asian="9pt" style:font-size-complex="9pt"/>
    </style:style>
    <style:style style:name="P11" style:family="paragraph" style:parent-style-name="Table_20_Paragraph">
      <loext:graphic-properties draw:fill-gradient-name="gradient" draw:fill-hatch-name="hatch"/>
      <style:paragraph-properties fo:margin-top="0cm" fo:margin-bottom="0cm" style:contextual-spacing="false" fo:orphans="0" fo:widows="0"/>
      <style:text-properties style:font-name="微軟正黑體" fo:font-size="9pt" fo:letter-spacing="-0.004cm" style:font-name-asian="微軟正黑體" style:font-size-asian="9pt" style:font-size-complex="9pt"/>
    </style:style>
    <style:style style:name="P12" style:family="paragraph" style:parent-style-name="Standard">
      <style:text-properties style:font-name="微軟正黑體" style:font-name-asian="微軟正黑體"/>
    </style:style>
    <style:style style:name="P13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2pt" style:font-name-asian="微軟正黑體" style:font-size-asian="12pt" style:font-size-complex="12pt"/>
    </style:style>
    <style:style style:name="P14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>
        <style:tab-stops>
          <style:tab-stop style:position="2.783cm"/>
        </style:tab-stops>
      </style:paragraph-properties>
      <style:text-properties style:font-name="微軟正黑體" fo:font-size="12pt" style:font-name-asian="微軟正黑體" style:font-size-asian="12pt" style:font-size-complex="12pt"/>
    </style:style>
    <style:style style:name="P15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2pt" officeooo:paragraph-rsid="004ddfb5" style:font-name-asian="微軟正黑體" style:font-size-asian="12pt" style:font-size-complex="12pt"/>
    </style:style>
    <style:style style:name="P16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2pt" style:font-name-asian="微軟正黑體" style:font-size-asian="12pt" style:language-asian="zh" style:country-asian="TW" style:font-size-complex="12pt"/>
    </style:style>
    <style:style style:name="P17" style:family="paragraph" style:parent-style-name="Table_20_Contents">
      <loext:graphic-properties draw:fill-gradient-name="gradient" draw:fill-hatch-name="hatch"/>
      <style:paragraph-properties fo:margin-left="0cm" fo:margin-right="0cm" fo:text-indent="0cm" style:auto-text-indent="false"/>
    </style:style>
    <style:style style:name="P18" style:family="paragraph" style:parent-style-name="Text_20_body" style:master-page-name="Standard">
      <loext:graphic-properties draw:fill="solid" draw:fill-color="#cccccc" draw:fill-gradient-name="gradient" draw:fill-hatch-name="hatch"/>
      <style:paragraph-properties fo:margin-left="0cm" fo:margin-right="0cm" fo:margin-top="0.002cm" fo:margin-bottom="0.016cm" style:contextual-spacing="false" fo:text-align="center" style:justify-single-word="false" fo:text-indent="0cm" style:auto-text-indent="false" style:page-number="auto" fo:background-color="#cccccc"/>
      <style:text-properties style:font-name="微軟正黑體" fo:font-size="20pt" fo:font-weight="normal" officeooo:paragraph-rsid="003311c0" style:font-name-asian="微軟正黑體" style:font-size-asian="20pt" style:font-weight-asian="normal" style:font-size-complex="20pt" style:font-weight-complex="normal"/>
    </style:style>
    <style:style style:name="P19" style:family="paragraph" style:parent-style-name="Table_20_Paragraph" style:list-style-name="WWNum1">
      <loext:graphic-properties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>
        <style:tab-stops>
          <style:tab-stop style:position="0.847cm"/>
        </style:tab-stops>
      </style:paragraph-properties>
      <style:text-properties style:font-name="微軟正黑體" fo:font-size="12pt" officeooo:paragraph-rsid="004ddfb5" style:font-name-asian="微軟正黑體" style:font-size-asian="12pt" style:font-size-complex="12pt"/>
    </style:style>
    <style:style style:name="P20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2pt" officeooo:rsid="005cd6e1" officeooo:paragraph-rsid="005cd6e1" style:font-name-asian="微軟正黑體" style:font-size-asian="12pt" style:language-asian="zh" style:country-asian="TW" style:font-size-complex="12pt"/>
    </style:style>
    <style:style style:name="T1" style:family="text">
      <style:text-properties fo:letter-spacing="-0.004cm" style:language-asian="zh" style:country-asian="TW"/>
    </style:style>
    <style:style style:name="T2" style:family="text">
      <style:text-properties fo:letter-spacing="-0.005cm"/>
    </style:style>
    <style:style style:name="T3" style:family="text">
      <style:text-properties fo:letter-spacing="-0.002cm"/>
    </style:style>
    <style:style style:name="T4" style:family="text">
      <style:text-properties fo:letter-spacing="-0.002cm" style:language-asian="zh" style:country-asian="TW"/>
    </style:style>
    <style:style style:name="T5" style:family="text">
      <style:text-properties fo:letter-spacing="-0.002cm" officeooo:rsid="004ddfb5" style:language-asian="zh" style:country-asian="TW"/>
    </style:style>
    <style:style style:name="T6" style:family="text">
      <style:text-properties fo:letter-spacing="-0.002cm" officeooo:rsid="005ec10f" style:language-asian="zh" style:country-asian="TW"/>
    </style:style>
    <style:style style:name="T7" style:family="text">
      <style:text-properties fo:letter-spacing="0.012cm"/>
    </style:style>
    <style:style style:name="T8" style:family="text">
      <style:text-properties fo:letter-spacing="0.012cm" style:language-asian="zh" style:country-asian="TW"/>
    </style:style>
    <style:style style:name="T9" style:family="text">
      <style:text-properties fo:letter-spacing="0.012cm" officeooo:rsid="004ddfb5" style:language-asian="zh" style:country-asian="TW"/>
    </style:style>
    <style:style style:name="T10" style:family="text">
      <style:text-properties fo:letter-spacing="0.012cm" officeooo:rsid="005ec10f" style:language-asian="zh" style:country-asian="TW"/>
    </style:style>
    <style:style style:name="T11" style:family="text">
      <style:text-properties fo:letter-spacing="0.002cm"/>
    </style:style>
    <style:style style:name="T12" style:family="text">
      <style:text-properties fo:letter-spacing="0.002cm" style:language-asian="zh" style:country-asian="TW"/>
    </style:style>
    <style:style style:name="T13" style:family="text">
      <style:text-properties style:font-name="微軟正黑體" fo:font-size="9pt" officeooo:rsid="0024a24b" style:font-name-asian="微軟正黑體" style:font-size-asian="9pt" style:font-size-complex="9pt"/>
    </style:style>
    <style:style style:name="T14" style:family="text">
      <style:text-properties style:font-name="微軟正黑體" fo:font-size="9pt" officeooo:rsid="0021697a" style:font-name-asian="微軟正黑體" style:font-size-asian="9pt" style:font-size-complex="9pt"/>
    </style:style>
    <style:style style:name="T15" style:family="text">
      <style:text-properties style:language-asian="zh" style:country-asian="TW"/>
    </style:style>
    <style:style style:name="T16" style:family="text">
      <style:text-properties officeooo:rsid="004ddfb5" style:language-asian="zh" style:country-asian="TW"/>
    </style:style>
    <style:style style:name="T17" style:family="text">
      <style:text-properties officeooo:rsid="005ec10f" style:language-asian="zh" style:country-asian="TW"/>
    </style:style>
    <style:style style:name="T18" style:family="text">
      <style:text-properties officeooo:rsid="004ddf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專案編號" text:name="py3o.o.name"/>
        <text:user-field-decl office:value-type="string" office:string-value="專案業務" text:name="py3o.o.bf_projsalename"/>
        <text:user-field-decl office:value-type="string" office:string-value="客戶名稱" text:name="py3o.o.bf_projcusname"/>
        <text:user-field-decl office:value-type="string" office:string-value="維護客戶名稱" text:name="py3o.o.bf_maincusname"/>
        <text:user-field-decl office:value-type="string" office:string-value="統一編號" text:name="py3o.o.bf_sno"/>
        <text:user-field-decl office:value-type="string" office:string-value="集團名稱" text:name="py3o.o.bf_group_name"/>
        <text:user-field-decl office:value-type="string" office:string-value="專案付款方式" text:name="py3o.o.bf_proj_pay_type"/>
        <text:user-field-decl office:value-type="string" office:string-value="付款條件" text:name="py3o.o.bf_proj_pay1"/>
        <text:user-field-decl office:value-type="string" office:string-value="月結天數" text:name="py3o.o.bf_open_account_day"/>
        <text:user-field-decl office:value-type="string" office:string-value="結帳日" text:name="py3o.o.bf_acc_close_day1"/>
        <text:user-field-decl office:value-type="string" office:string-value="撥款日" text:name="py3o.o.bf_payto_date"/>
        <text:user-field-decl office:value-type="string" office:string-value="其他款日" text:name="py3o.o.bf_other_date"/>
        <text:user-field-decl office:value-type="string" office:string-value="請款方式" text:name="py3o.o.bf_acc_receivable"/>
        <text:user-field-decl office:value-type="string" office:string-value="說明" text:name="py3o.o.bf_proj_info_desc"/>
        <text:user-field-decl office:value-type="string" office:string-value="信用條件" text:name="py3o.o.bf_creditrulelist"/>
        <text:user-field-decl office:value-type="string" office:string-value="類別" text:name="py3o.L.bf_cus_type"/>
        <text:user-field-decl office:value-type="string" office:string-value="地址" text:name="py3o.L.bf_cus_address1"/>
        <text:user-field-decl office:value-type="string" office:string-value="電話" text:name="py3o.L.bf_cus_phone"/>
        <text:user-field-decl office:value-type="string" office:string-value="傳真" text:name="py3o.L.bf_cus_fax"/>
        <text:user-field-decl office:value-type="string" office:string-value="連絡人備註" text:name="py3o.L.bf_cus_memo"/>
        <text:user-field-decl office:value-type="string" office:string-value="人員別" text:name="py3o.P.bf_contacttypename"/>
        <text:user-field-decl office:value-type="string" office:string-value="姓名" text:name="py3o.P.bf_contactname"/>
        <text:user-field-decl office:value-type="string" office:string-value="職稱" text:name="py3o.P.bf_contact_function"/>
        <text:user-field-decl office:value-type="string" office:string-value="電話" text:name="py3o.P.bf_contact_phone"/>
        <text:user-field-decl office:value-type="string" office:string-value="手機" text:name="py3o.P.bf_contact_mobile"/>
        <text:user-field-decl office:value-type="string" office:string-value="EMAIL" text:name="py3o.P.bf_contact_email"/>
        <text:user-field-decl office:value-type="string" office:string-value="傳真" text:name="py3o.P.bf_contact_fax"/>
        <text:user-field-decl office:value-type="string" office:string-value="是否回郵信封" text:name="py3o.o.bf_post_envelop"/>
        <text:user-field-decl office:value-type="string" office:string-value="郵寄款日" text:name="py3o.o.bf_post_date"/>
        <text:user-field-decl office:value-type="string" office:string-value="電匯每月日期" text:name="py3o.o.bf_tt_date"/>
        <text:user-field-decl office:value-type="string" office:string-value="親領日" text:name="py3o.o.bf_self_receive_date"/>
        <text:user-field-decl office:value-type="string" office:string-value="現金" text:name="py3o.o.bf_is_accrec4"/>
        <text:user-field-decl office:value-type="string" office:string-value="郵寄" text:name="py3o.o.bf_is_accrec1"/>
        <text:user-field-decl office:value-type="string" office:string-value="電匯" text:name="py3o.o.bf_is_accrec2"/>
        <text:user-field-decl office:value-type="string" office:string-value="親領" text:name="py3o.o.bf_is_accrec3"/>
        <text:user-field-decl office:value-type="string" office:string-value="IS無" text:name="py3o.o.bf_is_stamp1"/>
        <text:user-field-decl office:value-type="string" office:string-value="IS收款章" text:name="py3o.o.bf_is_stamp2"/>
        <text:user-field-decl office:value-type="string" office:string-value="IS發票章" text:name="py3o.o.bf_is_stamp3"/>
        <text:user-field-decl office:value-type="string" office:string-value="IS大小章" text:name="py3o.o.bf_is_stamp4"/>
        <text:user-field-decl office:value-type="string" office:string-value="地址" text:name="py3o.L.bf_cus_address"/>
        <text:user-field-decl office:value-type="string" office:string-value="付款條件" text:name="py3o.o.bf_proj_pay1.bf_name"/>
        <text:user-field-decl office:value-type="string" office:string-value="信用額度" text:name="py3o.o.bf_credit_limit"/>
        <text:user-field-decl office:value-type="string" office:string-value="信用額度" text:name="py3o.o.bf_creditlimit"/>
        <text:user-field-decl office:value-type="string" office:string-value="授信" text:name="py3o.o.bf_proj_info_memo"/>
        <text:user-field-decl office:value-type="string" office:string-value="月結天數" text:name="py3o.o.bf_open_account_day1"/>
        <text:user-field-decl office:value-type="string" office:string-value="月結天數" text:name="py3o.o.bf_open_account_day1.bf_name"/>
        <text:user-field-decl office:value-type="string" office:string-value="本案付款天數" text:name="py3o.o.bf_open_account_day2.bf_name"/>
        <text:user-field-decl office:value-type="string" office:string-value="本案付款天數說明" text:name="py3o.o.bf_greater_day_desc"/>
      </text:user-field-decls>
      <text:p text:style-name="P18">專案客戶基本資料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專案編號: <text:user-field-get text:name="py3o.o.name">專案編號</text:user-field-get></text:p>
          </table:table-cell>
          <table:table-cell table:style-name="Table1.B1" office:value-type="string">
            <text:p text:style-name="P4">專案業務: <text:user-field-get text:name="py3o.o.bf_projsalename">專案業務</text:user-field-get></text:p>
          </table:table-cell>
        </table:table-row>
        <table:table-row table:style-name="Table1.2">
          <table:table-cell table:style-name="Table1.A2" office:value-type="string">
            <text:p text:style-name="P5">客戶名稱: <text:user-field-get text:name="py3o.o.bf_projcusname">客戶名稱</text:user-field-get></text:p>
          </table:table-cell>
          <table:table-cell table:style-name="Table1.B2" office:value-type="string">
            <text:p text:style-name="P4">維護客戶名稱: <text:user-field-get text:name="py3o.o.bf_maincusname">維護客戶名稱</text:user-field-get></text:p>
          </table:table-cell>
        </table:table-row>
        <table:table-row table:style-name="Table1.3">
          <table:table-cell table:style-name="Table1.A2" office:value-type="string">
            <text:p text:style-name="P5">統一<text:span text:style-name="T2">編號: </text:span><text:span text:style-name="T2"><text:user-field-get text:name="py3o.o.bf_sno">統一編號</text:user-field-get></text:span></text:p>
          </table:table-cell>
          <table:table-cell table:style-name="Table1.B2" office:value-type="string">
            <text:p text:style-name="P4">集團名稱:<text:user-field-get text:name="py3o.o.bf_group_name">集團名稱</text:user-field-get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8">類別</text:p>
          </table:table-cell>
          <table:table-cell table:style-name="Table4.A1" office:value-type="string">
            <text:p text:style-name="P8">(郵遞區號)地址</text:p>
          </table:table-cell>
          <table:table-cell table:style-name="Table4.A1" office:value-type="string">
            <text:p text:style-name="P8">電話</text:p>
          </table:table-cell>
          <table:table-cell table:style-name="Table4.A1" office:value-type="string">
            <text:p text:style-name="P6">傳真</text:p>
          </table:table-cell>
          <table:table-cell table:style-name="Table4.E1" office:value-type="string">
            <text:p text:style-name="P10">聯絡人備註</text:p>
          </table:table-cell>
        </table:table-row>
        <table:table-row table:style-name="TableLine2240908709264">
          <table:table-cell table:style-name="Table4.A2" table:number-columns-spanned="5" office:value-type="string">
            <text:p text:style-name="Table_20_Contents"><text:a xlink:type="simple" xlink:href="py3o://for=%22L%20in%20o.proj_cus_ids%22" text:style-name="Internet_20_link" text:visited-style-name="Visited_20_Internet_20_Link"><text:span text:style-name="T13">for="L in o.proj_cus_ids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2240908717152">
          <table:table-cell table:style-name="Table4.A3" office:value-type="string">
            <text:p text:style-name="P2"><text:user-field-get text:name="py3o.L.bf_cus_type">類別</text:user-field-get></text:p>
          </table:table-cell>
          <table:table-cell table:style-name="Table4.B3" office:value-type="string">
            <text:p text:style-name="P2"><text:user-field-get text:name="py3o.L.bf_cus_address">地址</text:user-field-get></text:p>
          </table:table-cell>
          <table:table-cell table:style-name="Table4.C3" office:value-type="string">
            <text:p text:style-name="P2"><text:user-field-get text:name="py3o.L.bf_cus_phone">電話</text:user-field-get></text:p>
          </table:table-cell>
          <table:table-cell table:style-name="Table4.D3" office:value-type="string">
            <text:p text:style-name="P2"><text:user-field-get text:name="py3o.L.bf_cus_fax">傳真</text:user-field-get></text:p>
          </table:table-cell>
          <table:table-cell table:style-name="Table4.E3" office:value-type="string">
            <text:p text:style-name="P2"><text:user-field-get text:name="py3o.L.bf_cus_memo">連絡人備註</text:user-field-get></text:p>
          </table:table-cell>
        </table:table-row>
        <table:table-row table:style-name="TableLine2240908701648">
          <table:table-cell table:style-name="Table4.A4" table:number-columns-spanned="5" office:value-type="string">
            <text:p text:style-name="Table_20_Contents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">人員別</text:p>
          </table:table-cell>
          <table:table-cell table:style-name="Table2.A1" office:value-type="string">
            <text:p text:style-name="P7">姓名</text:p>
          </table:table-cell>
          <table:table-cell table:style-name="Table2.A1" office:value-type="string">
            <text:p text:style-name="P9">職稱</text:p>
          </table:table-cell>
          <table:table-cell table:style-name="Table2.A1" office:value-type="string">
            <text:p text:style-name="P9">電話</text:p>
          </table:table-cell>
          <table:table-cell table:style-name="Table2.A1" office:value-type="string">
            <text:p text:style-name="P7">手機</text:p>
          </table:table-cell>
          <table:table-cell table:style-name="Table2.A1" office:value-type="string">
            <text:p text:style-name="P7">EMAIL</text:p>
          </table:table-cell>
          <table:table-cell table:style-name="Table2.G1" office:value-type="string">
            <text:p text:style-name="P9">傳真</text:p>
          </table:table-cell>
        </table:table-row>
        <table:table-row table:style-name="TableLine2241073186736">
          <table:table-cell table:style-name="Table2.A2" table:number-columns-spanned="7" office:value-type="string">
            <text:p text:style-name="P17"><text:a xlink:type="simple" xlink:href="py3o://for=%22P%20in%20o.proj_contact_ids%22" text:style-name="Internet_20_link" text:visited-style-name="Visited_20_Internet_20_Link"><text:span text:style-name="T13">for="P in o.proj_contac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241073191360">
          <table:table-cell table:style-name="Table2.A3" office:value-type="string">
            <text:p text:style-name="P3"><text:user-field-get text:name="py3o.P.bf_contacttypename">人員別</text:user-field-get></text:p>
          </table:table-cell>
          <table:table-cell table:style-name="Table2.B3" office:value-type="string">
            <text:p text:style-name="P3"><text:user-field-get text:name="py3o.P.bf_contactname">姓名</text:user-field-get></text:p>
          </table:table-cell>
          <table:table-cell table:style-name="Table2.C3" office:value-type="string">
            <text:p text:style-name="P3"><text:user-field-get text:name="py3o.P.bf_contact_function">職稱</text:user-field-get></text:p>
          </table:table-cell>
          <table:table-cell table:style-name="Table2.D3" office:value-type="string">
            <text:p text:style-name="P3"><text:user-field-get text:name="py3o.P.bf_contact_phone">電話</text:user-field-get></text:p>
          </table:table-cell>
          <table:table-cell table:style-name="Table2.E3" office:value-type="string">
            <text:p text:style-name="P3"><text:user-field-get text:name="py3o.P.bf_contact_mobile">手機</text:user-field-get></text:p>
          </table:table-cell>
          <table:table-cell table:style-name="Table2.F3" office:value-type="string">
            <text:p text:style-name="P3"><text:user-field-get text:name="py3o.P.bf_contact_email">EMAIL</text:user-field-get></text:p>
          </table:table-cell>
          <table:table-cell table:style-name="Table2.G3" office:value-type="string">
            <text:p text:style-name="P3"><text:user-field-get text:name="py3o.P.bf_contact_fax">傳真</text:user-field-get></text:p>
          </table:table-cell>
        </table:table-row>
        <table:table-row table:style-name="TableLine2241073192720">
          <table:table-cell table:style-name="Table2.A4" table:number-columns-spanned="7" office:value-type="string">
            <text:p text:style-name="P17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able:table table:name="表格1" table:style-name="表格1">
        <table:table-column table:style-name="表格1.A"/>
        <table:table-row table:style-name="TableLine2241073190816">
          <table:table-cell table:style-name="表格1.A1" office:value-type="string">
            <text:p text:style-name="P13">1<text:span text:style-name="T3">.</text:span><text:span text:style-name="T4"> </text:span><text:span text:style-name="T3">專案付款方式</text:span><text:span text:style-name="T4">：</text:span><text:span text:style-name="T3"><text:user-field-get text:name="py3o.o.bf_proj_pay_type">專案付款方式</text:user-field-get></text:span></text:p>
          </table:table-cell>
        </table:table-row>
        <table:table-row table:style-name="TableLine2241073200880">
          <table:table-cell table:style-name="表格1.A2" office:value-type="string">
            <text:p text:style-name="P13">2.<text:span text:style-name="T15"> </text:span>付款條件<text:span text:style-name="T15">：</text:span><text:user-field-get text:name="py3o.o.bf_proj_pay1.bf_name">付款條件</text:user-field-get></text:p>
          </table:table-cell>
        </table:table-row>
        <table:table-row table:style-name="TableLine2241073196256">
          <table:table-cell table:style-name="表格1.A2" office:value-type="string">
            <text:p text:style-name="P16"><text:span text:style-name="T18">3. </text:span>付款條件說明：</text:p>
          </table:table-cell>
        </table:table-row>
        <table:table-row table:style-name="TableLine2241073185648">
          <table:table-cell table:style-name="表格1.A2" office:value-type="string">
            <text:p text:style-name="P13"><text:span text:style-name="T5">4</text:span><text:span text:style-name="T3">.</text:span><text:span text:style-name="T4"> 付款</text:span><text:span text:style-name="T3">天數</text:span><text:span text:style-name="T4">：</text:span><text:span text:style-name="T4"><text:user-field-get text:name="py3o.o.bf_open_account_day1.bf_name">月結天數</text:user-field-get></text:span></text:p>
          </table:table-cell>
        </table:table-row>
        <table:table-row table:style-name="TableLine2241073190000">
          <table:table-cell table:style-name="表格1.A2" office:value-type="string">
            <text:p text:style-name="P16"><text:span text:style-name="T18">5. 本次</text:span>付款天數：<text:user-field-get text:name="py3o.o.bf_open_account_day2.bf_name">本案付款天數</text:user-field-get></text:p>
          </table:table-cell>
        </table:table-row>
        <table:table-row table:style-name="TableLine2241073190000">
          <table:table-cell table:style-name="表格1.A2" office:value-type="string">
            <text:p text:style-name="P20">6. 本案付款天數說明：<text:user-field-get text:name="py3o.o.bf_greater_day_desc">本案付款天數說明</text:user-field-get></text:p>
          </table:table-cell>
        </table:table-row>
        <table:table-row table:style-name="TableLine2241073201696">
          <table:table-cell table:style-name="表格1.A2" office:value-type="string">
            <text:p text:style-name="P13"><text:span text:style-name="T10">7</text:span><text:span text:style-name="T7">.</text:span><text:span text:style-name="T8"> </text:span><text:span text:style-name="T7">結帳日</text:span><text:span text:style-name="T8">：</text:span><text:span text:style-name="T7"><text:user-field-get text:name="py3o.o.bf_acc_close_day1">結帳日</text:user-field-get></text:span><text:span text:style-name="T7"> </text:span><text:span text:style-name="T3"><text:s text:c="2"/></text:span></text:p>
          </table:table-cell>
        </table:table-row>
        <table:table-row table:style-name="TableLine2241073194352">
          <table:table-cell table:style-name="表格1.A2" office:value-type="string">
            <text:p text:style-name="P13"><text:span text:style-name="T17">8</text:span>.<text:span text:style-name="T15"> </text:span>撥款日<text:span text:style-name="T15">：</text:span><text:user-field-get text:name="py3o.o.bf_payto_date">撥款日</text:user-field-get></text:p>
          </table:table-cell>
        </table:table-row>
        <table:table-row table:style-name="TableLine2241073188096">
          <table:table-cell table:style-name="表格1.A2" office:value-type="string">
            <text:p text:style-name="P13"><text:span text:style-name="T17">9</text:span>.<text:span text:style-name="T15"> </text:span>其他<text:span text:style-name="T15">結帳或撥款相關</text:span>說明<text:span text:style-name="T15">：</text:span><text:user-field-get text:name="py3o.o.bf_other_date">其他款日</text:user-field-get></text:p>
          </table:table-cell>
        </table:table-row>
        <table:table-row table:style-name="TableLine2241073190272">
          <table:table-cell table:style-name="表格1.A2" office:value-type="string">
            <text:p text:style-name="P13"><text:span text:style-name="T6">10</text:span><text:span text:style-name="T3">.</text:span><text:span text:style-name="T4"> </text:span><text:span text:style-name="T3">請款方式</text:span><text:span text:style-name="T4">：</text:span><text:span text:style-name="T3"><text:user-field-get text:name="py3o.o.bf_acc_receivable">請款方式</text:user-field-get></text:span></text:p>
          </table:table-cell>
        </table:table-row>
        <table:table-row table:style-name="TableLine2241073188912">
          <table:table-cell table:style-name="表格1.A2" office:value-type="string">
            <text:p text:style-name="P15"><text:span text:style-name="T15">　　　　</text:span><text:user-field-get text:name="py3o.o.bf_is_accrec1">郵寄</text:user-field-get><text:span text:style-name="T15"> </text:span>(<text:span text:style-name="T16">1</text:span>). 郵寄<text:span text:style-name="T15">，</text:span>是否附回郵: <text:user-field-get text:name="py3o.o.bf_post_envelop">是否回郵信封</text:user-field-get><text:span text:style-name="T15">　</text:span><text:user-field-get text:name="py3o.o.bf_is_accrec2">電匯</text:user-field-get><text:span text:style-name="T15"> </text:span>(<text:span text:style-name="T16">2</text:span><text:span text:style-name="T11">).</text:span><text:span text:style-name="T12"> </text:span><text:span text:style-name="T11">電匯</text:span></text:p>
          </table:table-cell>
        </table:table-row>
        <table:table-row table:style-name="TableLine2241073189184">
          <table:table-cell table:style-name="表格1.A2" office:value-type="string">
            <text:list xml:id="list2411851255" text:style-name="WWNum1">
              <text:list-header>
                <text:p text:style-name="P19"><text:span text:style-name="T15">　　　　</text:span><text:span text:style-name="T15"><text:user-field-get text:name="py3o.o.bf_is_accrec3">親領</text:user-field-get></text:span><text:span text:style-name="T15"> (</text:span><text:span text:style-name="T16">3</text:span><text:span text:style-name="T1">). 親領，需帶　</text:span><text:span text:style-name="T1"><text:user-field-get text:name="py3o.o.bf_is_stamp2">IS收款章</text:user-field-get></text:span><text:span text:style-name="T1">收款章　</text:span><text:span text:style-name="T1"><text:user-field-get text:name="py3o.o.bf_is_stamp3">IS發票章</text:user-field-get></text:span><text:span text:style-name="T1">發票章　</text:span><text:span text:style-name="T1"><text:user-field-get text:name="py3o.o.bf_is_stamp4">IS大小章</text:user-field-get></text:span><text:span text:style-name="T1">大小章</text:span></text:p>
              </text:list-header>
            </text:list>
          </table:table-cell>
        </table:table-row>
        <table:table-row table:style-name="TableLine2241073200336">
          <table:table-cell table:style-name="表格1.A2" office:value-type="string">
            <text:p text:style-name="P14"><text:span text:style-name="T16">1</text:span><text:span text:style-name="T17">1</text:span>.<text:span text:style-name="T15"> </text:span>授信額度<text:span text:style-name="T15">：</text:span><text:span text:style-name="T15"><text:user-field-get text:display="formula" text:name="py3o.o.bf_proj_info_memo">授信</text:user-field-get></text:span><text:span text:style-name="T11"> 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  <style:font-face style:name="微軟正黑體" svg:font-family="微軟正黑體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icrosoft JhengHei" fo:font-family="'Microsoft JhengHei'" style:font-family-generic="roman" style:font-pitch="variable" style:font-name-asian="Microsoft JhengHei1" style:font-family-asian="'Microsoft JhengHei'" style:font-family-generic-asian="system" style:font-pitch-asian="variable" style:font-name-complex="Microsoft JhengHei1" style:font-family-complex="'Microsoft JhengHei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02cm" fo:margin-bottom="0cm" style:contextual-spacing="false"/>
      <style:text-properties style:font-name="Microsoft JhengHei" fo:font-family="'Microsoft JhengHei'" style:font-family-generic="roman" style:font-pitch="variable" fo:font-size="14pt" style:font-name-asian="Microsoft JhengHei1" style:font-family-asian="'Microsoft JhengHei'" style:font-family-generic-asian="system" style:font-pitch-asian="variable" style:font-size-asian="14pt" style:font-name-complex="Microsoft JhengHei1" style:font-family-complex="'Microsoft JhengHei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>
      <style:paragraph-properties fo:margin-left="0.062cm" fo:margin-right="0cm" fo:text-indent="0cm" style:auto-text-indent="false"/>
      <style:text-properties style:font-name="Microsoft JhengHei" fo:font-family="'Microsoft JhengHei'" style:font-family-generic="roman" style:font-pitch="variable" style:font-name-asian="Microsoft JhengHei1" style:font-family-asian="'Microsoft JhengHei'" style:font-family-generic-asian="system" style:font-pitch-asian="variable" style:font-name-complex="Microsoft JhengHei1" style:font-family-complex="'Microsoft JhengHe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b 58%" fo:font-size="14pt" fo:font-style="normal" fo:font-weight="normal" style:font-name-asian="Wingdings1" style:font-family-asian="Wingdings" style:font-family-generic-asian="system" style:font-pitch-asian="variable" style:font-size-asian="14pt" style:font-style-asian="normal" style:font-weight-asian="normal" style:font-name-complex="Wingdings1" style:font-family-complex="Wingdings" style:font-family-generic-complex="system" style:font-pitch-complex="variable" style:font-size-complex="14pt" style:font-style-complex="normal" style:font-weight-complex="normal" style:text-scale="101%"/>
    </style:style>
    <style:style style:name="ListLabel_20_2" style:display-name="ListLabel 2" style:family="text">
      <style:text-properties style:text-position="sub 58%" fo:font-size="14pt" fo:font-style="normal" fo:font-weight="normal" style:font-name-asian="Wingdings1" style:font-family-asian="Wingdings" style:font-family-generic-asian="system" style:font-pitch-asian="variable" style:font-size-asian="14pt" style:font-style-asian="normal" style:font-weight-asian="normal" style:font-name-complex="Wingdings1" style:font-family-complex="Wingdings" style:font-family-generic-complex="system" style:font-pitch-complex="variable" style:font-size-complex="14pt" style:font-style-complex="normal" style:font-weight-complex="normal" style:text-scale="101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">
        <style:list-level-properties text:list-level-position-and-space-mode="label-alignment">
          <style:list-level-label-alignment text:label-followed-by="listtab" fo:text-indent="-0.601cm" fo:margin-left="1.762cm"/>
        </style:list-level-properties>
        <style:text-properties style:font-name="Wingdings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601cm" fo:margin-left="1.907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601cm" fo:margin-left="2.05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01cm" fo:margin-left="2.193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601cm" fo:margin-left="2.337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601cm" fo:margin-left="2.48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01cm" fo:margin-left="2.623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601cm" fo:margin-left="2.768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601cm" fo:margin-left="2.9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loext:num-list-format="%1%" text:bullet-char="">
        <style:list-level-properties text:list-level-position-and-space-mode="label-alignment">
          <style:list-level-label-alignment text:label-followed-by="listtab" fo:text-indent="-0.674cm" fo:margin-left="0.845cm"/>
        </style:list-level-properties>
        <style:text-properties style:font-name="Wingdings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674cm" fo:margin-left="2.457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674cm" fo:margin-left="4.068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74cm" fo:margin-left="5.68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674cm" fo:margin-left="7.29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674cm" fo:margin-left="8.90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74cm" fo:margin-left="10.513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674cm" fo:margin-left="12.123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674cm" fo:margin-left="13.7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807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doo</meta:initial-creator>
    <dc:title>·N‚¥h—È</dc:title>
    <meta:creation-date>2021-10-15T08:18:14</meta:creation-date>
    <dc:date>2022-10-17T11:08:23.499000000</dc:date>
    <meta:editing-duration>PT6H22M27S</meta:editing-duration>
    <meta:generator>LibreOffice/7.2.5.2$Windows_X86_64 LibreOffice_project/499f9727c189e6ef3471021d6132d4c694f357e5</meta:generator>
    <meta:editing-cycles>48</meta:editing-cycles>
    <meta:document-statistic meta:table-count="4" meta:image-count="0" meta:object-count="0" meta:page-count="1" meta:paragraph-count="48" meta:word-count="312" meta:character-count="438" meta:non-whitespace-character-count="395"/>
    <meta:user-defined meta:name="AppVersion">12.0000</meta:user-defined>
    <meta:user-defined meta:name="Created" meta:value-type="date">2021-10-15T00:00:00</meta:user-defined>
    <meta:user-defined meta:name="LastSaved" meta:value-type="date">2021-10-15T00:00:00</meta:user-defined>
    <meta:template xlink:type="simple" xlink:actuate="onRequest" xlink:title="Normal" xlink:href=""/>
  </office:meta>
</office:document-meta>
</file>